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1mm"/>
    </style:style>
    <style:style style:name="co2" style:family="table-column">
      <style:table-column-properties fo:break-before="auto" style:column-width="79.87mm"/>
    </style:style>
    <style:style style:name="co3" style:family="table-column">
      <style:table-column-properties fo:break-before="auto" style:column-width="159.21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ormulario</text:p>
          </table:table-cell>
          <table:table-cell table:style-name="ce1" office:value-type="string" calcext:value-type="string">
            <text:p>Funcionalidad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Impacto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Captura Rápida en el formulario</text:p>
          </table:table-cell>
          <table:table-cell office:value-type="string" calcext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office:value-type="string" calcext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office:value-type="string" calcext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office:value-type="string" calcext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office:value-type="string" calcext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office:value-type="string" calcext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tura de Conceptos</text:p>
          </table:table-cell>
          <table:table-cell office:value-type="string" calcext:value-type="string">
            <text:p>Desplegar autorizantes</text:p>
          </table:table-cell>
          <table:table-cell office:value-type="string" calcext:value-type="string">
            <text:p>No está desplegando autorizantes</text:p>
          </table:table-cell>
          <table:table-cell office:value-type="string" calcext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icitudes Rápidas</text:p>
          </table:table-cell>
          <table:table-cell office:value-type="string" calcext:value-type="string">
            <text:p>Desplegar el Estatus después Enviar la solicitud</text:p>
          </table:table-cell>
          <table:table-cell office:value-type="string" calcext:value-type="string">
            <text:p>No despliega Estatus de la Solicitud ni desactiva los botones correspondientes</text:p>
          </table:table-cell>
          <table:table-cell office:value-type="string" calcext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tura de Conceptos</text:p>
          </table:table-cell>
          <table:table-cell office:value-type="string" calcext:value-type="string">
            <text:p>Autorización automática por montos</text:p>
          </table:table-cell>
          <table:table-cell office:value-type="string" calcext:value-type="string">
            <text:p>Realizar pruebas de autorizaciones automáticas por montos</text:p>
          </table:table-cell>
          <table:table-cell office:value-type="string" calcext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hazar solicitud</text:p>
          </table:table-cell>
          <table:table-cell office:value-type="string" calcext:value-type="string">
            <text:p>Captura de motivos</text:p>
          </table:table-cell>
          <table:table-cell office:value-type="string" calcext:value-type="string">
            <text:p>Al rechazar solicitud, capturar motivo de rechazo</text:p>
          </table:table-cell>
          <table:table-cell office:value-type="string" calcext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zar solicitud</text:p>
          </table:table-cell>
          <table:table-cell office:value-type="string" calcext:value-type="string">
            <text:p>Desactivar edición</text:p>
          </table:table-cell>
          <table:table-cell office:value-type="string" calcext:value-type="string">
            <text:p>Al autorizar solicitud, desactivar edición de autorización</text:p>
          </table:table-cell>
          <table:table-cell office:value-type="string" calcext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zacion de Solicitudes</text:p>
          </table:table-cell>
          <table:table-cell office:value-type="string" calcext:value-type="string">
            <text:p>Autorización último nivel</text:p>
          </table:table-cell>
          <table:table-cell office:value-type="string" calcext:value-type="string">
            <text:p>Al autorizar en último nivel, cambiar el estatus de la solicitud y/o empleado-solicitud a autorizada.</text:p>
          </table:table-cell>
          <table:table-cell office:value-type="string" calcext:value-type="string">
            <text:p>Inmediato en la operación de la app.</text:p>
          </table:table-cell>
          <table:table-cell table:number-columns-repeated="1020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:Hoja1.D1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0:04:54.4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7-25T10:20:57.232000000</dc:date>
    <meta:editing-duration>PT26M4S</meta:editing-duration>
    <meta:editing-cycles>5</meta:editing-cycles>
    <meta:generator>Neat_Office/6.1.3.2$Windows_x86 LibreOffice_project/</meta:generator>
    <meta:document-statistic meta:table-count="3" meta:cell-count="52" meta:object-count="0"/>
  </office:meta>
</office:document-meta>
</file>